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umber of round to desired accuracy" table:style-name="ta1">
        <table:shapes>
          <draw:frame draw:z-index="0" draw:style-name="gr1" draw:text-style-name="P1" svg:width="15.999cm" svg:height="8.999cm" svg:x="1.937cm" svg:y="2.862cm">
            <draw:object draw:notify-on-update-of-ranges="'Number of round to desired accuracy'.B1:'Number of round to desired accuracy'.F1 'Number of round to desired accuracy'.A2:'Number of round to desired accuracy'.A2 'Number of round to desired accuracy'.B2:'Number of round to desired accuracy'.F2 'Number of round to desired accuracy'.A3:'Number of round to desired accuracy'.A3 'Number of round to desired accuracy'.B3:'Number of round to desired accuracy'.F3 'Number of round to desired accuracy'.A4:'Number of round to desired accuracy'.A4 'Number of round to desired accuracy'.B4:'Number of round to desired accuracy'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istributed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entralize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6" loext:min-decimal-places="16" number:min-integer-digits="1"/>
    </number:number-style>
    <number:number-style style:name="N119">
      <number:number number:decimal-places="17" loext:min-decimal-places="17" number:min-integer-digits="1"/>
    </number:number-style>
    <number:number-style style:name="N120">
      <number:number number:decimal-places="18" loext:min-decimal-places="18" number:min-integer-digits="1"/>
    </number:number-style>
    <number:number-style style:name="N121">
      <number:number number:decimal-places="19" loext:min-decimal-places="19" number:min-integer-digits="1"/>
    </number:number-style>
    <number:number-style style:name="N122">
      <number:number number:decimal-places="20" loext:min-decimal-places="20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 number:title="自定义的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00/00/00</text:date>, <text:time style:data-style-name="N2" text:time-value="16:00:30.061733917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3T10:09:23.863142439</meta:creation-date>
    <dc:date>2023-01-13T16:00:56.469798390</dc:date>
    <meta:editing-duration>P1DT26M7S</meta:editing-duration>
    <meta:editing-cycles>26</meta:editing-cycles>
    <meta:generator>LibreOffice/6.4.7.2$Linux_X86_64 LibreOffice_project/40$Build-2</meta:generator>
    <meta:document-statistic meta:table-count="1" meta:cell-count="2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9.945cm" svg:y="0.58cm" style:legend-expansion="custom" chartooo:width="3.081cm" chartooo:height="1.776cm" style:legend-expansion-aspect-ratio="1.7347972972973" chart:style-name="ch2"/>
        <chart:plot-area chart:style-name="ch3" table:cell-range-address="'Number of round to desired accuracy'.B1:'Number of round to desired accuracy'.F4 'Number of round to desired accuracy'.A2:'Number of round to desired accuracy'.A4" chart:data-source-has-labels="both" svg:x="1.33cm" svg:y="0.18cm" svg:width="14.2cm" svg:height="7.658cm">
          <chartooo:coordinate-region svg:x="1.951cm" svg:y="0.379cm" svg:width="13.579cm" svg:height="6.812cm"/>
          <chart:axis chart:dimension="x" chart:name="primary-x" chart:style-name="ch4" chartooo:axis-type="auto">
            <chartooo:date-scale/>
            <chart:title svg:x="6.693cm" svg:y="8.018cm" chart:style-name="ch5">
              <text:p>The number of vehicles</text:p>
            </chart:title>
            <chart:categories table:cell-range-address="'Number of round to desired accuracy'.B1:'Number of round to desired accuracy'.F1"/>
          </chart:axis>
          <chart:axis chart:dimension="y" chart:name="primary-y" chart:style-name="ch6">
            <chart:title svg:x="0.45cm" svg:y="7.493cm" chart:style-name="ch7">
              <text:p>The number of round to desired accuracy (90%)</text:p>
            </chart:title>
            <chart:grid chart:style-name="ch8" chart:class="major"/>
          </chart:axis>
          <chart:series chart:style-name="ch9" chart:values-cell-range-address="'Number of round to desired accuracy'.B2:'Number of round to desired accuracy'.F2" chart:label-cell-address="'Number of round to desired accuracy'.A2:'Number of round to desired accuracy'.A2" chart:class="chart:bar">
            <chart:data-point chart:repeated="5"/>
          </chart:series>
          <chart:series chart:style-name="ch10" chart:values-cell-range-address="'Number of round to desired accuracy'.B3:'Number of round to desired accuracy'.F3" chart:label-cell-address="'Number of round to desired accuracy'.A3:'Number of round to desired accuracy'.A3" chart:class="chart:bar">
            <chart:data-point chart:repeated="5"/>
          </chart:series>
          <chart:series chart:style-name="ch11" chart:values-cell-range-address="'Number of round to desired accuracy'.B4:'Number of round to desired accuracy'.F4" chart:label-cell-address="'Number of round to desired accuracy'.A4:'Number of round to desired accuracy'.A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'Number of round to desired accuracy'.B1:'Number of round to desired accuracy'.F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Distributed</text:p>
                <draw:g>
                  <svg:desc>'Number of round to desired accuracy'.A2:'Number of round to desired accuracy'.A2</svg:desc>
                </draw:g>
              </table:table-cell>
              <table:table-cell office:value-type="float" office:value="12">
                <text:p>12</text:p>
                <draw:g>
                  <svg:desc>'Number of round to desired accuracy'.B2:'Number of round to desired accuracy'.F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entralized</text:p>
                <draw:g>
                  <svg:desc>'Number of round to desired accuracy'.A3:'Number of round to desired accuracy'.A3</svg:desc>
                </draw:g>
              </table:table-cell>
              <table:table-cell office:value-type="float" office:value="9">
                <text:p>9</text:p>
                <draw:g>
                  <svg:desc>'Number of round to desired accuracy'.B3:'Number of round to desired accuracy'.F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andom</text:p>
                <draw:g>
                  <svg:desc>'Number of round to desired accuracy'.A4:'Number of round to desired accuracy'.A4</svg:desc>
                </draw:g>
              </table:table-cell>
              <table:table-cell office:value-type="float" office:value="24">
                <text:p>24</text:p>
                <draw:g>
                  <svg:desc>'Number of round to desired accuracy'.B4:'Number of round to desired accuracy'.F4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